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7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8" style:family="paragraph" style:parent-style-name="Subtitle">
      <style:text-properties style:font-name="Kristen ITC" fo:font-size="12pt" style:font-size-asian="12pt" style:font-size-complex="12pt"/>
    </style:style>
    <style:style style:name="P9" style:family="paragraph" style:parent-style-name="Standard">
      <style:paragraph-properties fo:margin-left="1.4in" fo:margin-right="0in" fo:text-align="start" style:justify-single-word="false" fo:text-indent="0in" style:auto-text-indent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10" style:family="paragraph" style:parent-style-name="Contents_20_4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1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onsolas1" fo:font-size="8pt" style:font-size-asian="8pt" style:font-size-complex="8pt"/>
    </style:style>
    <style:style style:name="P13" style:family="paragraph" style:parent-style-name="Contents_20_1" style:list-style-name="Check"/>
    <style:style style:name="P14" style:family="paragraph" style:parent-style-name="Contents_20_1" style:list-style-name="Check">
      <style:text-properties fo:font-style="normal" style:font-style-asian="normal" style:font-style-complex="normal"/>
    </style:style>
    <style:style style:name="P15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6" style:family="paragraph" style:parent-style-name="Contents_20_4" style:list-style-name="CheckContent4"/>
    <style:style style:name="P17" style:family="paragraph" style:parent-style-name="Contents_20_4">
      <style:paragraph-properties>
        <style:tab-stops>
          <style:tab-stop style:position="7.7693in" style:type="right" style:leader-style="dotted" style:leader-text="."/>
        </style:tab-stops>
      </style:paragraph-properties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7">DIN-Rail 3D Printer</text:p>
      <text:p text:style-name="P8">With a HUGE 36” x 36” Build Area</text:p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Git-Tech (02/2018)</text:span><text:tab/><text:tab/> <text:s text:c="7"/><text:tab/><text:tab/></text:p>
      <text:p text:style-name="P5"><text:tab/><text:tab/><text:span text:style-name="T4">Feel free to use: no strings attached (text content only / images respectfully referenced)<text:tab/><text:tab/><text:tab/><text:tab/></text:span></text:p>
      <text:p text:style-name="P6">Last Updated: 2018.02.04<text:tab/> <text:s text:c="7"/><text:tab/><text:tab/><text:tab/><text:tab/> </text:p>
      <text:p text:style-name="P9"/>
      <text:p text:style-name="P11"><text:s text:c="12"/></text:p>
      <text:p text:style-name="P3">Place Master Picture here</text:p>
      <text:p text:style-name="P1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5">1. <text:a xlink:type="simple" xlink:href="#__RefHeading__2026_329140064">INTRODUCTION</text:a><text:tab/>2</text:p>
          <text:p text:style-name="P17">A. <text:a xlink:type="simple" xlink:href="#__RefHeading__10239_1565536530">Cost and Materials ( $343.70 )</text:a><text:tab/>2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subject/><text:bookmark-end text:name="__RefHeading__2026_329140064"/></text:h>
      <text:p text:style-name="Contents_20_1"/>
      <text:p text:style-name="Contents_20_1">The “<text:span text:style-name="T5">DIN-Rail 3D Printer</text:span><text:span text:style-name="T6">”</text:span> project's goal is to provide a cheap solution to very large 3D printing ability. <text:s/>It will use 1-Meter 35mm DIN Rails.</text:p>
      <text:p text:style-name="Contents_20_1"/>
      <text:list xml:id="list132931983165858488" text:style-name="Check">
        <text:list-item>
          <text:p text:style-name="P13">The project implements</text:p>
          <text:list>
            <text:list-item>
              <text:p text:style-name="P13"/>
            </text:list-item>
          </text:list>
        </text:list-item>
      </text:list>
      <text:p text:style-name="Contents_20_1"/>
      <text:list xml:id="list23542708" text:continue-numbering="true" text:style-name="Check">
        <text:list-item>
          <text:p text:style-name="P13">The project consists of:</text:p>
          <text:list>
            <text:list-item>
              <text:p text:style-name="P14"/>
            </text:list-item>
          </text:list>
        </text:list-item>
      </text:list>
      <text:p text:style-name="Contents_20_1"/>
      <text:list xml:id="list23536366" text:continue-numbering="true" text:style-name="Check">
        <text:list-item>
          <text:p text:style-name="P13">The project is Open Source and its main page Resides at: <text:a xlink:type="simple" xlink:href="https://github.com/TGit-Tech/DIN-Rail-3D-Printer" text:style-name="Internet_20_link" text:visited-style-name="Visited_20_Internet_20_Link">https://github.com/TGit-Tech/DIN-Rail-3D-Printer</text:a> </text:p>
          <text:list>
            <text:list-item>
              <text:p text:style-name="P13">Releases ( All Finalized Plans, Files and Documentation ) can be downloaded at:</text:p>
            </text:list-item>
            <text:list-item>
              <text:p text:style-name="P13">This document ( most recent version ) can be seen at:</text:p>
            </text:list-item>
            <text:list-item>
              <text:p text:style-name="P13"/>
            </text:list-item>
          </text:list>
        </text:list-item>
      </text:list>
      <text:p text:style-name="Contents_20_1"/>
      <text:h text:style-name="Heading_20_4" text:outline-level="4"><text:bookmark-start text:name="__RefHeading__10239_1565536530"/>Cost and Materials ( $343.70 )<text:bookmark-end text:name="__RefHeading__10239_1565536530"/></text:h>
      <text:p text:style-name="Contents_20_4"/>
      <text:list xml:id="list7100678756147516214" text:style-name="CheckContent4">
        <text:list-item>
          <text:p text:style-name="P16">Framing ( $ 266.73 )</text:p>
        </text:list-item>
      </text:list>
      <text:p text:style-name="P10"/>
      <text:list xml:id="list23534462" text:continue-numbering="true" text:style-name="CheckContent4">
        <text:list-item>
          <text:list>
            <text:list-item>
              <text:p text:style-name="P16">(16) Steel DIN Rails 35mm W x 15mm H x 1M Length ( DN-R35HS1 ) - $49.50/10pcs = $99</text:p>
              <text:list>
                <text:list-item>
                  <text:p text:style-name="P16"><text:a xlink:type="simple" xlink:href="https://www.automationdirect.com/adc/Shopping/Catalog/Enclosures_-z-_Subpanels_-z-_Thermal_Management_-z-_Lighting/Enclosure_Parts_-a-_Accessories/Internal_Component_Mounting_Accessories/DIN_Rails/DN-R35HS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HS1</text:a> </text:p>
                </text:list-item>
              </text:list>
            </text:list-item>
          </text:list>
        </text:list-item>
      </text:list>
      <text:p text:style-name="Contents_20_4"/>
      <text:list xml:id="list23546757" text:continue-numbering="true" text:style-name="CheckContent4">
        <text:list-item>
          <text:list>
            <text:list-item>
              <text:p text:style-name="P16">(2) Aluminum DIN Rails 35mm W x 10mm H x 1M Length ( DN-R35SAL1-2 ) - $8.00/2pcs</text:p>
              <text:list>
                <text:list-item>
                  <text:p text:style-name="P16"><text:a xlink:type="simple" xlink:href="https://www.automationdirect.com/adc/Shopping/Catalog/Enclosures_-z-_Subpanels_-z-_Thermal_Management_-z-_Lighting/Enclosure_Parts_-a-_Accessories/Internal_Component_Mounting_Accessories/DIN_Rails/DN-R35SAL1-2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SAL1-2</text:a> </text:p>
                </text:list-item>
              </text:list>
            </text:list-item>
          </text:list>
        </text:list-item>
      </text:list>
      <text:p text:style-name="Contents_20_4"/>
      <text:list xml:id="list23544064" text:continue-numbering="true" text:style-name="CheckContent4">
        <text:list-item>
          <text:list>
            <text:list-item>
              <text:p text:style-name="P16">(1) Aluminum Build Plate ( 36” x 36” x 0.188 (3/16”) ) Mill Finish 6061 - $120.00 + $18 Shipping = $138</text:p>
              <text:list>
                <text:list-item>
                  <text:p text:style-name="P16"><text:a xlink:type="simple" xlink:href="https://www.ebay.com/itm/272758454805" text:style-name="Internet_20_link" text:visited-style-name="Visited_20_Internet_20_Link">https://www.ebay.com/itm/272758454805</text:a> </text:p>
                </text:list-item>
              </text:list>
            </text:list-item>
          </text:list>
        </text:list-item>
      </text:list>
      <text:p text:style-name="Contents_20_4"/>
      <text:list xml:id="list23533516" text:continue-numbering="true" text:style-name="CheckContent4">
        <text:list-item>
          <text:list>
            <text:list-item>
              <text:p text:style-name="P16">(4) Imperial 12650 Metric Threaded Rod M6-1.00x1M ( Pack of 5 ) - $15.81 + $5.92 Shipping = $21.73</text:p>
              <text:list>
                <text:list-item>
                  <text:p text:style-name="P16"><text:a xlink:type="simple" xlink:href="https://www.amazon.com/gp/product/B001G4512Q" text:style-name="Internet_20_link" text:visited-style-name="Visited_20_Internet_20_Link">https://www.amazon.com/gp/product/B001G4512Q</text:a> </text:p>
                </text:list-item>
              </text:list>
            </text:list-item>
          </text:list>
        </text:list-item>
      </text:list>
      <text:p text:style-name="Contents_20_4"/>
      <text:list xml:id="list23516647" text:continue-numbering="true" text:style-name="CheckContent4">
        <text:list-item>
          <text:p text:style-name="P16">Electronics ( $98.70 )</text:p>
          <text:list>
            <text:list-item>
              <text:p text:style-name="P16">(10) Nema-17, 2-Phase 1.8-Deg, 3.96V, 0.9A, 4.4Ohm, 5mm Shaft, 42-Stepper Motor - $9.87/ea = $98.70</text:p>
              <text:list>
                <text:list-item>
                  <text:p text:style-name="P16">Holding Torque - <text:s/>0.34Nm, 48oz.in, 0.25lb.ft, 34N.cm, 3467g.cm, 0.0346kg.m, 3.467kg.cm</text:p>
                </text:list-item>
                <text:list-item>
                  <text:p text:style-name="P16">Product Weight – 0.2610kg, Size 3.5x4x4cm ( 1.38”x1.57”x1.57” )</text:p>
                </text:list-item>
                <text:list-item>
                  <text:p text:style-name="P16"><text:a xlink:type="simple" xlink:href="https://www.gearbest.com/3d-printer-parts/pp_540282.html" text:style-name="Internet_20_link" text:visited-style-name="Visited_20_Internet_20_Link">https://www.gearbest.com/3d-printer-parts/pp_540282.html</text:a> </text:p>
                </text:list-item>
              </text:list>
            </text:list-item>
            <text:list-item>
              <text:p text:style-name="P1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8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8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8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1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2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8-02-06T03:33:50.05</dc:date>
    <meta:editing-duration>P134DT17H37M13S</meta:editing-duration>
    <meta:editing-cycles>3199</meta:editing-cycles>
    <meta:generator>OpenOffice/4.1.5$Win32 OpenOffice.org_project/415m1$Build-9789</meta:generator>
    <meta:printed-by>Tom G</meta:printed-by>
    <meta:print-date>2017-05-04T12:58:11.12</meta:print-date>
    <meta:document-statistic meta:table-count="0" meta:image-count="1" meta:object-count="0" meta:page-count="2" meta:paragraph-count="34" meta:word-count="289" meta:character-count="2146"/>
  </office:meta>
</office:document-meta>
</file>